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ities.RunExtCommand( final String cmd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tilities.getPathTo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ities.addForrestPluginProperty( String path , String plugi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tilities.getFileListing( File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R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ities.isPortFree( int port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ities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tilities.getPathToX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ities.activateForrestProperty( String path , String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